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AMARRA CLAYSEN, WIMBE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978321</text:p>
          </table:table-cell>
          <table:table-cell table:style-name="Tabla1.E2" office:value-type="string">
            <text:p text:style-name="P8"><text:span text:style-name="T1">Ruc</text:span>:1023978321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RUJILLO GAMARRA, JHON BRAYA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625904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GAMARRA CLAYSEN, WIMBER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397832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86</text:p>
          </table:table-cell>
          <table:table-cell table:style-name="Tableau1.D2" office:value-type="string">
            <text:p text:style-name="P12">309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09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5/11/2021</text:p>
          </table:table-cell>
          <table:table-cell table:style-name="Tabla2.A2" office:value-type="string">
            <text:p text:style-name="P7">71740683</text:p>
          </table:table-cell>
          <table:table-cell table:style-name="Tabla2.A2" office:value-type="string">
            <text:p text:style-name="P7">3786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GROSEN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6</text:p>
          </table:table-cell>
        </table:table-row>
        <table:table-row>
          <table:table-cell table:style-name="Tabla3.A2" office:value-type="string">
            <text:p text:style-name="P20">AVIGENSER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7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>DE SU MONTO CONSIDERADO POR MORTANDAD DE PATOS S/330.00 SE LE HARA EL DESCUENTO CORRESPOND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1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5T14:00:3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